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2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81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6cm" fo:min-width="2.9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cm"/>
    </style:style>
    <style:style style:name="gr11" style:family="graphic" style:parent-style-name="standard">
      <style:graphic-properties draw:stroke="none" svg:stroke-color="#000000" draw:fill="none" draw:fill-color="#ffffff" fo:min-height="1.29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3.556cm" svg:height="3.556cm" svg:x="15.224cm" svg:y="2.905cm">
          <text:p text:style-name="P1">Slee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56cm" svg:height="3.556cm" svg:x="8.874cm" svg:y="11.287cm">
          <text:p text:style-name="P1">Read from</text:p>
          <text:p text:style-name="P1">Scrip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3.556cm" svg:height="3.556cm" svg:x="1.635cm" svg:y="7.096cm">
          <text:p text:style-name="P1">Connect</text:p>
          <text:p text:style-name="P1"><text:span text:style-name="T1">(Hello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3.556cm" svg:height="3.556cm" svg:x="15.224cm" svg:y="12.938cm">
          <text:p text:style-name="P1">Work</text:p>
          <text:p text:style-name="P1"><text:span text:style-name="T1">(Device</text:span></text:p>
          <text:p text:style-name="P1"><text:span text:style-name="T1">State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3.556cm" svg:height="3.556cm" svg:x="15.097cm" svg:y="19.161cm">
          <text:p text:style-name="P1">Stoppe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3.556cm" svg:height="3.556cm" svg:x="2.27cm" svg:y="20.812cm">
          <text:p text:style-name="P1">PoliteQuit</text:p>
          <text:p text:style-name="P1"><text:span text:style-name="T1">(Polite</text:span></text:p>
          <text:p text:style-name="P1"><text:span text:style-name="T1">Disconnect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5.191cm" svg:y1="8.874cm" svg:x2="8.874cm" svg:y2="13.065cm" draw:start-shape="id1" draw:start-glue-point="10" draw:end-shape="id2" draw:end-glue-point="6" svg:d="m5191 8874c2763 0 922 4191 3683 4191" svg:viewBox="0 0 3684 4192">
          <text:p text:style-name="P1"><text:s text:c="6"/></text:p>
        </draw:connector>
        <draw:connector draw:style-name="gr3" draw:text-style-name="P1" xml:id="id8" draw:id="id8" draw:layer="layout" draw:type="curve" draw:line-skew="-0.516cm" svg:x1="10.652cm" svg:y1="11.287cm" svg:x2="10.652cm" svg:y2="11.287cm" draw:start-shape="id2" draw:start-glue-point="4" draw:end-shape="id2" draw:end-glue-point="4" svg:d="m10652 11287" svg:viewBox="0 0 1 1">
          <text:p/>
        </draw:connector>
        <draw:connector draw:style-name="gr3" draw:text-style-name="P1" draw:layer="layout" draw:type="curve" svg:x1="10.652cm" svg:y1="14.843cm" svg:x2="15.617cm" svg:y2="19.681cm" draw:start-shape="id2" draw:start-glue-point="8" draw:end-shape="id3" draw:end-glue-point="5" svg:d="m10652 14843c0 3240 4965 821 4965 4838" svg:viewBox="0 0 4966 4839">
          <text:p/>
        </draw:connector>
        <draw:frame draw:style-name="gr4" draw:layer="layout" svg:width="2.538cm" svg:height="2.384cm" svg:x="15.607cm" svg:y="6.715cm">
          <draw:text-box>
            <text:p>sleep</text:p>
            <text:p>timer</text:p>
            <text:p>expires</text:p>
          </draw:text-box>
        </draw:frame>
        <draw:connector draw:style-name="gr3" draw:text-style-name="P1" draw:layer="layout" draw:type="curve" svg:x1="9.394cm" svg:y1="11.807cm" svg:x2="15.224cm" svg:y2="4.683cm" draw:start-shape="id2" draw:start-glue-point="5" draw:end-shape="id4" draw:end-glue-point="6" svg:d="m9394 11807c0-4750 1943-7124 5830-7124" svg:viewBox="0 0 5831 7125">
          <text:p/>
        </draw:connector>
        <draw:frame draw:style-name="gr5" draw:layer="layout" svg:width="2.013cm" svg:height="0.962cm" svg:x="10.163cm" svg:y="7.023cm">
          <draw:text-box>
            <text:p>sleep</text:p>
          </draw:text-box>
        </draw:frame>
        <draw:frame draw:style-name="gr6" draw:layer="layout" svg:width="2.581cm" svg:height="0.962cm" svg:x="1.381cm" svg:y="11.214cm">
          <draw:text-box>
            <text:p>timeout</text:p>
          </draw:text-box>
        </draw:frame>
        <draw:connector draw:style-name="gr3" draw:text-style-name="P1" draw:layer="layout" draw:type="curve" svg:x1="1.635cm" svg:y1="8.874cm" svg:x2="3.413cm" svg:y2="10.652cm" draw:start-shape="id1" draw:end-shape="id1" draw:end-glue-point="8" svg:d="m1635 8874c-751 0-626 1140 6 1773s1772 758 1772 5" svg:viewBox="0 0 2296 2297">
          <text:p/>
        </draw:connector>
        <draw:connector draw:style-name="gr3" draw:text-style-name="P1" draw:layer="layout" draw:type="curve" svg:x1="11.91cm" svg:y1="14.323cm" svg:x2="15.744cm" svg:y2="13.458cm" draw:start-shape="id2" draw:start-glue-point="9" draw:end-shape="id5" draw:end-glue-point="5" svg:d="m11910 14323c2877 0 960-865 3834-865" svg:viewBox="0 0 3835 866">
          <text:p/>
        </draw:connector>
        <draw:frame draw:style-name="gr7" draw:layer="layout" svg:width="4.064cm" svg:height="0.962cm" svg:x="11.16cm" svg:y="17.256cm">
          <draw:text-box>
            <text:p>dieHorribly</text:p>
          </draw:text-box>
        </draw:frame>
        <draw:frame draw:style-name="gr8" draw:layer="layout" svg:width="2.602cm" svg:height="0.962cm" svg:x="12.303cm" svg:y="14.462cm">
          <draw:text-box>
            <text:p>work(n)</text:p>
          </draw:text-box>
        </draw:frame>
        <draw:connector draw:style-name="gr3" draw:text-style-name="P1" draw:layer="layout" draw:type="curve" svg:x1="17.002cm" svg:y1="12.938cm" svg:x2="12.43cm" svg:y2="13.065cm" draw:start-shape="id5" draw:start-glue-point="4" draw:end-shape="id2" draw:end-glue-point="10" svg:d="m17002 12938c0-751-1587-626-2206-407s-269 534-2366 534" svg:viewBox="0 0 4573 703">
          <text:p/>
        </draw:connector>
        <draw:frame draw:style-name="gr8" draw:layer="layout" svg:width="1.721cm" svg:height="0.962cm" svg:x="14.335cm" svg:y="11.341cm">
          <draw:text-box>
            <text:p>i &gt; n</text:p>
          </draw:text-box>
        </draw:frame>
        <draw:connector draw:style-name="gr3" draw:text-style-name="P1" draw:layer="layout" draw:type="curve" draw:line-skew="0.506cm 0.648cm" svg:x1="17.002cm" svg:y1="16.494cm" svg:x2="18.78cm" svg:y2="14.716cm" draw:start-shape="id5" draw:start-glue-point="8" draw:end-shape="id5" draw:end-glue-point="10" svg:d="m17002 16494c0 1512 1464 1260 2340 438s1163-2216-562-2216" svg:viewBox="0 0 3038 2875">
          <text:p/>
        </draw:connector>
        <draw:frame draw:style-name="gr8" draw:layer="layout" svg:width="1.387cm" svg:height="0.962cm" svg:x="19.288cm" svg:y="16.929cm">
          <draw:text-box>
            <text:p>++i</text:p>
          </draw:text-box>
        </draw:frame>
        <draw:custom-shape draw:style-name="gr1" draw:text-style-name="P1" xml:id="id7" draw:id="id7" draw:layer="layout" svg:width="3.556cm" svg:height="3.556cm" svg:x="12.811cm" svg:y="22.717cm">
          <text:p text:style-name="P1">Work</text:p>
          <text:p text:style-name="P1"><text:span text:style-name="T1">(Device</text:span></text:p>
          <text:p text:style-name="P1"><text:span text:style-name="T1">States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.79cm" svg:y1="23.848cm" svg:x2="13.331cm" svg:y2="25.753cm" draw:start-shape="id6" draw:start-glue-point="7" draw:end-shape="id7" draw:end-glue-point="7" svg:d="m2790 23848c0 1270 3513 1905 10541 1905" svg:viewBox="0 0 10542 1906">
          <text:p/>
        </draw:connector>
        <draw:connector draw:style-name="gr3" draw:text-style-name="P1" draw:layer="layout" draw:type="curve" svg:x1="13.331cm" svg:y1="23.237cm" svg:x2="5.306cm" svg:y2="23.848cm" draw:start-shape="id7" draw:start-glue-point="5" draw:end-shape="id6" draw:end-glue-point="9" svg:d="m13331 23237c-6018 0-2006 611-8025 611" svg:viewBox="0 0 8026 612">
          <text:p/>
        </draw:connector>
        <draw:frame draw:style-name="gr8" draw:text-style-name="P3" draw:layer="layout" svg:width="3cm" svg:height="0.962cm" svg:x="1.889cm" svg:y="25.438cm">
          <draw:text-box>
            <text:p><text:span text:style-name="T1">Rejected</text:span></text:p>
          </draw:text-box>
        </draw:frame>
        <draw:connector draw:style-name="gr3" draw:text-style-name="P1" draw:layer="layout" draw:type="curve" svg:x1="9.394cm" svg:y1="14.323cm" svg:x2="5.306cm" svg:y2="21.332cm" draw:start-shape="id2" draw:start-glue-point="7" draw:end-shape="id6" draw:end-glue-point="11" svg:d="m9394 14323c0 5257-4088 1753-4088 7009" svg:viewBox="0 0 4089 7010">
          <text:p/>
        </draw:connector>
        <draw:connector draw:style-name="gr3" draw:text-style-name="P1" draw:layer="layout" draw:type="curve" svg:x1="4.048cm" svg:y1="20.812cm" svg:x2="4.671cm" svg:y2="10.132cm" draw:start-shape="id6" draw:start-glue-point="4" draw:end-shape="id1" draw:end-glue-point="9" svg:d="m4048 20812c0-7618 623-2279 623-10680" svg:viewBox="0 0 624 10681">
          <text:p/>
        </draw:connector>
        <draw:frame draw:style-name="gr8" draw:layer="layout" svg:width="3.144cm" svg:height="2.384cm" svg:x="1.285cm" svg:y="15.761cm">
          <draw:text-box>
            <text:p><text:span text:style-name="T1">Accepted</text:span></text:p>
            <text:p>and not</text:p>
            <text:p>done</text:p>
          </draw:text-box>
        </draw:frame>
        <draw:frame draw:style-name="gr9" draw:layer="layout" svg:width="3.245cm" svg:height="2.384cm" svg:x="5.756cm" svg:y="15.38cm">
          <draw:text-box>
            <text:p>enable</text:p>
            <text:p>or disable</text:p>
            <text:p>or done</text:p>
          </draw:text-box>
        </draw:frame>
        <draw:connector draw:style-name="gr3" draw:text-style-name="P1" draw:layer="layout" draw:type="curve" svg:x1="15.744cm" svg:y1="5.941cm" svg:x2="11.16cm" svg:y2="11.287cm" draw:start-shape="id4" draw:start-glue-point="7" draw:end-shape="id8" draw:end-glue-point="0" svg:d="m15744 5941c0 4401-4584 1728-4584 5346" svg:viewBox="0 0 4585 5347">
          <text:p/>
        </draw:connector>
        <draw:connector draw:style-name="gr3" draw:text-style-name="P1" draw:layer="layout" draw:type="curve" svg:x1="5.826cm" svg:y1="22.59cm" svg:x2="15.097cm" svg:y2="20.939cm" draw:start-shape="id6" draw:start-glue-point="10" draw:end-shape="id3" svg:d="m5826 22590c6954 0 2319-1651 9271-1651" svg:viewBox="0 0 9272 1652">
          <text:p/>
        </draw:connector>
        <draw:frame draw:style-name="gr10" draw:layer="layout" svg:width="3.144cm" svg:height="1.673cm" svg:x="6.461cm" svg:y="20.79cm">
          <draw:text-box>
            <text:p><text:span text:style-name="T1">Accepted</text:span></text:p>
            <text:p>and done</text:p>
          </draw:text-box>
        </draw:frame>
        <draw:custom-shape draw:style-name="gr1" draw:text-style-name="P1" xml:id="id9" draw:id="id9" draw:layer="layout" svg:width="3.556cm" svg:height="3.556cm" svg:x="6.461cm" svg:y="1.635cm">
          <text:p text:style-name="P1">Star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8.239cm" svg:y1="5.191cm" svg:x2="3.413cm" svg:y2="7.096cm" draw:start-shape="id9" draw:end-shape="id1" draw:end-glue-point="4" svg:d="m8239 5191c0 1429-4826 477-4826 1905" svg:viewBox="0 0 4827 1906">
          <text:p/>
        </draw:connector>
        <draw:frame draw:style-name="gr8" draw:layer="layout" svg:width="2.399cm" svg:height="0.962cm" svg:x="3.935cm" svg:y="5.118cm">
          <draw:text-box>
            <text:p>enable</text:p>
          </draw:text-box>
        </draw:frame>
        <draw:frame draw:style-name="gr8" draw:text-style-name="P3" draw:layer="layout" svg:width="3.732cm" svg:height="1.673cm" svg:x="17.129cm" svg:y="17.488cm">
          <draw:text-box>
            <text:p><text:span text:style-name="T1">Device</text:span></text:p>
            <text:p><text:span text:style-name="T1">Commands</text:span></text:p>
          </draw:text-box>
        </draw:frame>
        <draw:frame draw:style-name="gr11" draw:text-style-name="P3" draw:layer="layout" svg:width="3.81cm" svg:height="1.673cm" svg:x="9.128cm" svg:y="23.479cm">
          <draw:text-box>
            <text:p><text:span text:style-name="T1">Device</text:span></text:p>
            <text:p><text:span text:style-name="T1">Comman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 Sharp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Catanzaro</meta:initial-creator>
    <meta:creation-date>2013-04-21T13:12:44</meta:creation-date>
    <dc:date>2013-04-21T16:05:21</dc:date>
    <dc:creator>Michael Catanzaro</dc:creator>
    <meta:editing-duration>PT2H35M2S</meta:editing-duration>
    <meta:editing-cycles>17</meta:editing-cycles>
    <meta:generator>LibreOffice/3.6$Linux_X86_64 LibreOffice_project/360m1$Build-2</meta:generator>
    <meta:document-statistic meta:object-count="37"/>
  </office:meta>
</office:document-meta>
</file>